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824" calcext:value-type="float">
            <text:p><text:s text:c="3"/>15,824</text:p>
          </table:table-cell>
          <table:table-cell table:style-name="ce51" office:value-type="float" office:value="15212" calcext:value-type="float">
            <text:p><text:s text:c="3"/>15,212</text:p>
          </table:table-cell>
          <table:table-cell table:style-name="ce51" office:value-type="float" office:value="611" calcext:value-type="float">
            <text:p><text:s text:c="3"/>6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51" calcext:value-type="float">
            <text:p><text:s text:c="3"/>14,851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15597" calcext:value-type="float">
            <text:p><text:s text:c="3"/>15,59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84" office:value-type="float" office:value="169" calcext:value-type="float">
            <text:p><text:s text:c="3"/>16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14" calcext:value-type="float">
            <text:p><text:s text:c="3"/>8,214</text:p>
          </table:table-cell>
          <table:table-cell table:style-name="ce52" office:value-type="float" office:value="7899" calcext:value-type="float">
            <text:p><text:s text:c="3"/>7,899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19" calcext:value-type="float">
            <text:p><text:s text:c="3"/>7,719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8082" calcext:value-type="float">
            <text:p><text:s text:c="3"/>8,082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10" calcext:value-type="float">
            <text:p><text:s text:c="3"/>7,610</text:p>
          </table:table-cell>
          <table:table-cell table:style-name="ce52" office:value-type="float" office:value="7313" calcext:value-type="float">
            <text:p><text:s text:c="3"/>7,313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32" calcext:value-type="float">
            <text:p><text:s text:c="3"/>7,13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7515" calcext:value-type="float">
            <text:p><text:s text:c="3"/>7,51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303" calcext:value-type="float">
            <text:p><text:s text:c="3"/>15,303</text:p>
          </table:table-cell>
          <table:table-cell table:style-name="ce51" office:value-type="float" office:value="14706" calcext:value-type="float">
            <text:p><text:s text:c="3"/>14,706</text:p>
          </table:table-cell>
          <table:table-cell table:style-name="ce51" office:value-type="float" office:value="596" calcext:value-type="float">
            <text:p><text:s text:c="3"/>59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414" calcext:value-type="float">
            <text:p><text:s text:c="3"/>14,41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51" office:value-type="float" office:value="15078" calcext:value-type="float">
            <text:p><text:s text:c="3"/>15,078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36" calcext:value-type="float">
            <text:p><text:s text:c="3"/>7,936</text:p>
          </table:table-cell>
          <table:table-cell table:style-name="ce52" office:value-type="float" office:value="7660" calcext:value-type="float">
            <text:p><text:s text:c="3"/>7,660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62" calcext:value-type="float">
            <text:p><text:s text:c="3"/>7,462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820" calcext:value-type="float">
            <text:p><text:s text:c="3"/>7,82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67" calcext:value-type="float">
            <text:p><text:s text:c="3"/>7,367</text:p>
          </table:table-cell>
          <table:table-cell table:style-name="ce52" office:value-type="float" office:value="7046" calcext:value-type="float">
            <text:p><text:s text:c="3"/>7,046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952" calcext:value-type="float">
            <text:p><text:s text:c="3"/>6,95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7258" calcext:value-type="float">
            <text:p><text:s text:c="3"/>7,25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85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39" calcext:value-type="float">
            <text:p><text:s text:c="3"/>16,739</text:p>
          </table:table-cell>
          <table:table-cell table:style-name="ce51" office:value-type="float" office:value="16105" calcext:value-type="float">
            <text:p><text:s text:c="3"/>16,105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747" calcext:value-type="float">
            <text:p><text:s text:c="3"/>15,747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16531" calcext:value-type="float">
            <text:p><text:s text:c="3"/>16,53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73" calcext:value-type="float">
            <text:p><text:s text:c="3"/>8,773</text:p>
          </table:table-cell>
          <table:table-cell table:style-name="ce52" office:value-type="float" office:value="8437" calcext:value-type="float">
            <text:p><text:s text:c="3"/>8,437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252" calcext:value-type="float">
            <text:p><text:s text:c="3"/>8,252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8667" calcext:value-type="float">
            <text:p><text:s text:c="3"/>8,66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66" calcext:value-type="float">
            <text:p><text:s text:c="3"/>7,966</text:p>
          </table:table-cell>
          <table:table-cell table:style-name="ce52" office:value-type="float" office:value="7668" calcext:value-type="float">
            <text:p><text:s text:c="3"/>7,668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495" calcext:value-type="float">
            <text:p><text:s text:c="3"/>7,495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7864" calcext:value-type="float">
            <text:p><text:s text:c="3"/>7,86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912" calcext:value-type="float">
            <text:p><text:s text:c="3"/>15,912</text:p>
          </table:table-cell>
          <table:table-cell table:style-name="ce51" office:value-type="float" office:value="15290" calcext:value-type="float">
            <text:p><text:s text:c="3"/>15,29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0" calcext:value-type="float">
            <text:p><text:s text:c="3"/>14,940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15719" calcext:value-type="float">
            <text:p><text:s text:c="3"/>15,71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78" calcext:value-type="float">
            <text:p><text:s text:c="3"/>8,278</text:p>
          </table:table-cell>
          <table:table-cell table:style-name="ce52" office:value-type="float" office:value="7976" calcext:value-type="float">
            <text:p><text:s text:c="3"/>7,976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60" calcext:value-type="float">
            <text:p><text:s text:c="3"/>7,760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8182" calcext:value-type="float">
            <text:p><text:s text:c="3"/>8,18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34" calcext:value-type="float">
            <text:p><text:s text:c="3"/>7,634</text:p>
          </table:table-cell>
          <table:table-cell table:style-name="ce52" office:value-type="float" office:value="7314" calcext:value-type="float">
            <text:p><text:s text:c="3"/>7,31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37" calcext:value-type="float">
            <text:p><text:s text:c="3"/>7,53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6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89830" calcext:value-type="float">
            <text:p><text:s text:c="3"/>89,830</text:p>
          </table:table-cell>
          <table:table-cell table:style-name="ce49" office:value-type="float" office:value="86375" calcext:value-type="float">
            <text:p><text:s text:c="3"/>86,375</text:p>
          </table:table-cell>
          <table:table-cell table:style-name="ce49" office:value-type="float" office:value="3453" calcext:value-type="float">
            <text:p><text:s text:c="3"/>3,45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84287" calcext:value-type="float">
            <text:p><text:s text:c="3"/>84,287</text:p>
          </table:table-cell>
          <table:table-cell table:style-name="ce49" office:value-type="float" office:value="2433" calcext:value-type="float">
            <text:p><text:s text:c="3"/>2,433</text:p>
          </table:table-cell>
          <table:table-cell table:style-name="ce49" office:value-type="float" office:value="3110" calcext:value-type="float">
            <text:p><text:s text:c="3"/>3,110</text:p>
          </table:table-cell>
          <table:table-cell table:style-name="ce49" office:value-type="float" office:value="88529" calcext:value-type="float">
            <text:p><text:s text:c="3"/>88,529</text:p>
          </table:table-cell>
          <table:table-cell table:style-name="ce49" office:value-type="float" office:value="389" calcext:value-type="float">
            <text:p><text:s text:c="3"/>389</text:p>
          </table:table-cell>
          <table:table-cell table:style-name="ce82" office:value-type="float" office:value="912" calcext:value-type="float">
            <text:p><text:s text:c="3"/>91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46369" calcext:value-type="float">
            <text:p><text:s text:c="3"/>46,369</text:p>
          </table:table-cell>
          <table:table-cell table:style-name="ce50" office:value-type="float" office:value="44626" calcext:value-type="float">
            <text:p><text:s text:c="3"/>44,626</text:p>
          </table:table-cell>
          <table:table-cell table:style-name="ce50" office:value-type="float" office:value="1741" calcext:value-type="float">
            <text:p><text:s text:c="3"/>1,74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43557" calcext:value-type="float">
            <text:p><text:s text:c="3"/>43,557</text:p>
          </table:table-cell>
          <table:table-cell table:style-name="ce50" office:value-type="float" office:value="1249" calcext:value-type="float">
            <text:p><text:s text:c="3"/>1,249</text:p>
          </table:table-cell>
          <table:table-cell table:style-name="ce50" office:value-type="float" office:value="1563" calcext:value-type="float">
            <text:p><text:s text:c="3"/>1,563</text:p>
          </table:table-cell>
          <table:table-cell table:style-name="ce50" office:value-type="float" office:value="45681" calcext:value-type="float">
            <text:p><text:s text:c="3"/>45,681</text:p>
          </table:table-cell>
          <table:table-cell table:style-name="ce50" office:value-type="float" office:value="214" calcext:value-type="float">
            <text:p><text:s text:c="3"/>214</text:p>
          </table:table-cell>
          <table:table-cell table:style-name="ce83" office:value-type="float" office:value="474" calcext:value-type="float">
            <text:p><text:s text:c="3"/>474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43461" calcext:value-type="float">
            <text:p><text:s text:c="3"/>43,461</text:p>
          </table:table-cell>
          <table:table-cell table:style-name="ce50" office:value-type="float" office:value="41749" calcext:value-type="float">
            <text:p><text:s text:c="3"/>41,749</text:p>
          </table:table-cell>
          <table:table-cell table:style-name="ce50" office:value-type="float" office:value="1712" calcext:value-type="float">
            <text:p><text:s text:c="3"/>1,71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0730" calcext:value-type="float">
            <text:p><text:s text:c="3"/>40,730</text:p>
          </table:table-cell>
          <table:table-cell table:style-name="ce50" office:value-type="float" office:value="1184" calcext:value-type="float">
            <text:p><text:s text:c="3"/>1,184</text:p>
          </table:table-cell>
          <table:table-cell table:style-name="ce50" office:value-type="float" office:value="1547" calcext:value-type="float">
            <text:p><text:s text:c="3"/>1,547</text:p>
          </table:table-cell>
          <table:table-cell table:style-name="ce50" office:value-type="float" office:value="42848" calcext:value-type="float">
            <text:p><text:s text:c="3"/>42,848</text:p>
          </table:table-cell>
          <table:table-cell table:style-name="ce50" office:value-type="float" office:value="175" calcext:value-type="float">
            <text:p><text:s text:c="3"/>175</text:p>
          </table:table-cell>
          <table:table-cell table:style-name="ce83" office:value-type="float" office:value="438" calcext:value-type="float">
            <text:p><text:s text:c="3"/>43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14.13675429727" calcext:value-type="float">
            <text:p><text:s text:c="3"/>－14.14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14.1138574809361" calcext:value-type="float">
            <text:p><text:s text:c="3"/>－14.11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-14.7299509001637" calcext:value-type="float">
            <text:p><text:s text:c="3"/>－14.73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0" calcext:value-type="float">
            <text:p>－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14.3626691805266" calcext:value-type="float">
            <text:p><text:s text:c="3"/>－14.36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25.7322175732218" calcext:value-type="float">
            <text:p><text:s text:c="3"/>－25.73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3.83838383838384" calcext:value-type="float">
            <text:p>3.84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14.2142719753799" calcext:value-type="float">
            <text:p><text:s text:c="3"/>－14.21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17.2413793103448" calcext:value-type="float">
            <text:p>17.24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-17.7514792899408" calcext:value-type="float">
            <text:p><text:s text:c="3"/>－17.75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15.1327002678354" calcext:value-type="float">
            <text:p><text:s text:c="3"/>－15.13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15.1664767692113" calcext:value-type="float">
            <text:p><text:s text:c="3"/>－15.17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-14.3312101910828" calcext:value-type="float">
            <text:p><text:s text:c="3"/>－14.33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0" calcext:value-type="float">
            <text:p>－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-15.3517294986397" calcext:value-type="float">
            <text:p><text:s text:c="3"/>－15.35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28.099173553719" calcext:value-type="float">
            <text:p><text:s text:c="3"/>－28.10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3.95256916996047" calcext:value-type="float">
            <text:p>3.95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15.1323929720366" calcext:value-type="float">
            <text:p><text:s text:c="3"/>－15.13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11.7647058823529" calcext:value-type="float">
            <text:p>11.76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-24.4897959183673" calcext:value-type="float">
            <text:p><text:s text:c="3"/>－24.49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13.0617608409987" calcext:value-type="float">
            <text:p><text:s text:c="3"/>－13.06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12.9768904690278" calcext:value-type="float">
            <text:p><text:s text:c="3"/>－12.98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-15.1515151515152" calcext:value-type="float">
            <text:p><text:s text:c="3"/>－15.15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0" calcext:value-type="float">
            <text:p>－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13.2922041503085" calcext:value-type="float">
            <text:p><text:s text:c="3"/>－13.29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23.3050847457627" calcext:value-type="float">
            <text:p><text:s text:c="3"/>－23.31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3.71900826446281" calcext:value-type="float">
            <text:p>3.72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13.226879574185" calcext:value-type="float">
            <text:p><text:s text:c="3"/>－13.23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25" calcext:value-type="float">
            <text:p>25.00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-8.45070422535211" calcext:value-type="float">
            <text:p><text:s text:c="3"/>－8.45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-11.0740231690556" calcext:value-type="float">
            <text:p><text:s text:c="3"/>－11.07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-11.0619469026549" calcext:value-type="float">
            <text:p><text:s text:c="3"/>－11.06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-11.5449915110357" calcext:value-type="float">
            <text:p><text:s text:c="3"/>－11.54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100" calcext:value-type="float">
            <text:p>100.00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-11.4098634717191" calcext:value-type="float">
            <text:p><text:s text:c="3"/>－11.41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-11.4713216957606" calcext:value-type="float">
            <text:p><text:s text:c="3"/>－11.47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-1.53256704980843" calcext:value-type="float">
            <text:p><text:s text:c="3"/>－1.53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-11.0904379028507" calcext:value-type="float">
            <text:p><text:s text:c="3"/>－11.09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-1.44927536231884" calcext:value-type="float">
            <text:p><text:s text:c="3"/>－1.45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-13.6645962732919" calcext:value-type="float">
            <text:p><text:s text:c="3"/>－13.66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-12.6659984966174" calcext:value-type="float">
            <text:p><text:s text:c="3"/>－12.67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-12.5994521977305" calcext:value-type="float">
            <text:p><text:s text:c="3"/>－12.60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-14.6031746031746" calcext:value-type="float">
            <text:p><text:s text:c="3"/>－14.60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100" calcext:value-type="float">
            <text:p>100.00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-13.0307467057101" calcext:value-type="float">
            <text:p><text:s text:c="3"/>－13.03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-17.1428571428571" calcext:value-type="float">
            <text:p><text:s text:c="3"/>－17.14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1.54440154440154" calcext:value-type="float">
            <text:p>1.54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-12.7575680488425" calcext:value-type="float">
            <text:p><text:s text:c="3"/>－12.76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-15.5555555555556" calcext:value-type="float">
            <text:p><text:s text:c="3"/>－15.56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-1.33333333333333" calcext:value-type="float">
            <text:p><text:s text:c="3"/>－1.33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-9.33260243935864" calcext:value-type="float">
            <text:p><text:s text:c="3"/>－9.33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-9.38345436423181" calcext:value-type="float">
            <text:p><text:s text:c="3"/>－9.38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-8.02919708029197" calcext:value-type="float">
            <text:p><text:s text:c="3"/>－8.03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0" calcext:value-type="float">
            <text:p>－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-9.63027911734619" calcext:value-type="float">
            <text:p><text:s text:c="3"/>－9.63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-5.23560209424084" calcext:value-type="float">
            <text:p><text:s text:c="3"/>－5.24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-4.56273764258555" calcext:value-type="float">
            <text:p><text:s text:c="3"/>－4.56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-9.26673159871991" calcext:value-type="float">
            <text:p><text:s text:c="3"/>－9.27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25" calcext:value-type="float">
            <text:p>25.00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-24.4186046511628" calcext:value-type="float">
            <text:p><text:s text:c="3"/>－24.42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7月4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6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3587" calcext:value-type="float">
            <text:p><text:s text:c="3"/>13,587</text:p>
          </table:table-cell>
          <table:table-cell table:style-name="ce113" office:value-type="float" office:value="13065" calcext:value-type="float">
            <text:p><text:s text:c="3"/>13,065</text:p>
          </table:table-cell>
          <table:table-cell table:style-name="ce113" office:value-type="float" office:value="521" calcext:value-type="float">
            <text:p><text:s text:c="3"/>52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12718" calcext:value-type="float">
            <text:p><text:s text:c="3"/>12,718</text:p>
          </table:table-cell>
          <table:table-cell table:style-name="ce113" office:value-type="float" office:value="355" calcext:value-type="float">
            <text:p><text:s text:c="3"/>355</text:p>
          </table:table-cell>
          <table:table-cell table:style-name="ce113" office:value-type="float" office:value="514" calcext:value-type="float">
            <text:p><text:s text:c="3"/>514</text:p>
          </table:table-cell>
          <table:table-cell table:style-name="ce113" office:value-type="float" office:value="13380" calcext:value-type="float">
            <text:p><text:s text:c="3"/>13,380</text:p>
          </table:table-cell>
          <table:table-cell table:style-name="ce113" office:value-type="float" office:value="68" calcext:value-type="float">
            <text:p><text:s text:c="3"/>68</text:p>
          </table:table-cell>
          <table:table-cell table:style-name="ce127" office:value-type="float" office:value="139" calcext:value-type="float">
            <text:p><text:s text:c="3"/>139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6971" calcext:value-type="float">
            <text:p><text:s text:c="3"/>6,971</text:p>
          </table:table-cell>
          <table:table-cell table:style-name="ce114" office:value-type="float" office:value="6701" calcext:value-type="float">
            <text:p><text:s text:c="3"/>6,701</text:p>
          </table:table-cell>
          <table:table-cell table:style-name="ce114" office:value-type="float" office:value="269" calcext:value-type="float">
            <text:p><text:s text:c="3"/>269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6534" calcext:value-type="float">
            <text:p><text:s text:c="3"/>6,534</text:p>
          </table:table-cell>
          <table:table-cell table:style-name="ce114" office:value-type="float" office:value="174" calcext:value-type="float">
            <text:p><text:s text:c="3"/>174</text:p>
          </table:table-cell>
          <table:table-cell table:style-name="ce114" office:value-type="float" office:value="263" calcext:value-type="float">
            <text:p><text:s text:c="3"/>263</text:p>
          </table:table-cell>
          <table:table-cell table:style-name="ce114" office:value-type="float" office:value="6859" calcext:value-type="float">
            <text:p><text:s text:c="3"/>6,859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28" office:value-type="float" office:value="74" calcext:value-type="float">
            <text:p><text:s text:c="3"/>7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6616" calcext:value-type="float">
            <text:p><text:s text:c="3"/>6,616</text:p>
          </table:table-cell>
          <table:table-cell table:style-name="ce114" office:value-type="float" office:value="6364" calcext:value-type="float">
            <text:p><text:s text:c="3"/>6,364</text:p>
          </table:table-cell>
          <table:table-cell table:style-name="ce114" office:value-type="float" office:value="252" calcext:value-type="float">
            <text:p><text:s text:c="3"/>252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6184" calcext:value-type="float">
            <text:p><text:s text:c="3"/>6,184</text:p>
          </table:table-cell>
          <table:table-cell table:style-name="ce114" office:value-type="float" office:value="181" calcext:value-type="float">
            <text:p><text:s text:c="3"/>181</text:p>
          </table:table-cell>
          <table:table-cell table:style-name="ce114" office:value-type="float" office:value="251" calcext:value-type="float">
            <text:p><text:s text:c="3"/>251</text:p>
          </table:table-cell>
          <table:table-cell table:style-name="ce114" office:value-type="float" office:value="6521" calcext:value-type="float">
            <text:p><text:s text:c="3"/>6,521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29" office:value-type="float" office:value="65" calcext:value-type="float">
            <text:p><text:s text:c="3"/>65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251" calcext:value-type="float">
            <text:p><text:s text:c="3"/>2,251</text:p>
          </table:table-cell>
          <table:table-cell table:style-name="ce106" office:value-type="float" office:value="2154" calcext:value-type="float">
            <text:p><text:s text:c="3"/>2,154</text:p>
          </table:table-cell>
          <table:table-cell table:style-name="ce106" office:value-type="float" office:value="97" calcext:value-type="float">
            <text:p><text:s text:c="3"/>9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087" calcext:value-type="float">
            <text:p><text:s text:c="3"/>2,087</text:p>
          </table:table-cell>
          <table:table-cell table:style-name="ce106" office:value-type="float" office:value="61" calcext:value-type="float">
            <text:p><text:s text:c="3"/>61</text:p>
          </table:table-cell>
          <table:table-cell table:style-name="ce121" office:value-type="float" office:value="103" calcext:value-type="float">
            <text:p><text:s text:c="3"/>103</text:p>
          </table:table-cell>
          <table:table-cell table:style-name="ce113" office:value-type="float" office:value="2214" calcext:value-type="float">
            <text:p><text:s text:c="3"/>2,214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21" office:value-type="float" office:value="23" calcext:value-type="float">
            <text:p><text:s text:c="3"/>23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152" calcext:value-type="float">
            <text:p><text:s text:c="3"/>1,152</text:p>
          </table:table-cell>
          <table:table-cell table:style-name="ce107" office:value-type="float" office:value="1098" calcext:value-type="float">
            <text:p><text:s text:c="3"/>1,098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62" calcext:value-type="float">
            <text:p><text:s text:c="3"/>1,062</text:p>
          </table:table-cell>
          <table:table-cell table:style-name="ce107" office:value-type="float" office:value="35" calcext:value-type="float">
            <text:p><text:s text:c="3"/>35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style-name="ce114" office:value-type="float" office:value="1129" calcext:value-type="float">
            <text:p><text:s text:c="3"/>1,129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99" calcext:value-type="float">
            <text:p><text:s text:c="3"/>1,099</text:p>
          </table:table-cell>
          <table:table-cell table:style-name="ce107" office:value-type="float" office:value="1056" calcext:value-type="float">
            <text:p><text:s text:c="3"/>1,056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025" calcext:value-type="float">
            <text:p><text:s text:c="3"/>1,025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22" office:value-type="float" office:value="48" calcext:value-type="float">
            <text:p><text:s text:c="3"/>48</text:p>
          </table:table-cell>
          <table:table-cell table:style-name="ce116" office:value-type="float" office:value="1085" calcext:value-type="float">
            <text:p><text:s text:c="3"/>1,08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626" calcext:value-type="float">
            <text:p><text:s text:c="3"/>1,626</text:p>
          </table:table-cell>
          <table:table-cell table:style-name="ce106" office:value-type="float" office:value="1589" calcext:value-type="float">
            <text:p><text:s text:c="3"/>1,589</text:p>
          </table:table-cell>
          <table:table-cell table:style-name="ce106" office:value-type="float" office:value="37" calcext:value-type="float">
            <text:p><text:s text:c="3"/>3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538" calcext:value-type="float">
            <text:p><text:s text:c="3"/>1,538</text:p>
          </table:table-cell>
          <table:table-cell table:style-name="ce106" office:value-type="float" office:value="52" calcext:value-type="float">
            <text:p><text:s text:c="3"/>52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113" office:value-type="float" office:value="1576" calcext:value-type="float">
            <text:p><text:s text:c="3"/>1,576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21" office:value-type="float" office:value="35" calcext:value-type="float">
            <text:p><text:s text:c="3"/>35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35" calcext:value-type="float">
            <text:p><text:s text:c="3"/>835</text:p>
          </table:table-cell>
          <table:table-cell table:style-name="ce107" office:value-type="float" office:value="817" calcext:value-type="float">
            <text:p><text:s text:c="3"/>817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89" calcext:value-type="float">
            <text:p><text:s text:c="3"/>789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14" office:value-type="float" office:value="809" calcext:value-type="float">
            <text:p><text:s text:c="3"/>809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791" calcext:value-type="float">
            <text:p><text:s text:c="3"/>791</text:p>
          </table:table-cell>
          <table:table-cell table:style-name="ce107" office:value-type="float" office:value="772" calcext:value-type="float">
            <text:p><text:s text:c="3"/>77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49" calcext:value-type="float">
            <text:p><text:s text:c="3"/>749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16" office:value-type="float" office:value="767" calcext:value-type="float">
            <text:p><text:s text:c="3"/>76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675" calcext:value-type="float">
            <text:p><text:s text:c="3"/>1,675</text:p>
          </table:table-cell>
          <table:table-cell table:style-name="ce106" office:value-type="float" office:value="1609" calcext:value-type="float">
            <text:p><text:s text:c="3"/>1,609</text:p>
          </table:table-cell>
          <table:table-cell table:style-name="ce106" office:value-type="float" office:value="66" calcext:value-type="float">
            <text:p><text:s text:c="3"/>6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555" calcext:value-type="float">
            <text:p><text:s text:c="3"/>1,555</text:p>
          </table:table-cell>
          <table:table-cell table:style-name="ce106" office:value-type="float" office:value="50" calcext:value-type="float">
            <text:p><text:s text:c="3"/>50</text:p>
          </table:table-cell>
          <table:table-cell table:style-name="ce121" office:value-type="float" office:value="70" calcext:value-type="float">
            <text:p><text:s text:c="3"/>70</text:p>
          </table:table-cell>
          <table:table-cell table:style-name="ce113" office:value-type="float" office:value="1655" calcext:value-type="float">
            <text:p><text:s text:c="3"/>1,65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45" calcext:value-type="float">
            <text:p><text:s text:c="3"/>845</text:p>
          </table:table-cell>
          <table:table-cell table:style-name="ce107" office:value-type="float" office:value="809" calcext:value-type="float">
            <text:p><text:s text:c="3"/>809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92" calcext:value-type="float">
            <text:p><text:s text:c="3"/>792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14" office:value-type="float" office:value="835" calcext:value-type="float">
            <text:p><text:s text:c="3"/>83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30" calcext:value-type="float">
            <text:p><text:s text:c="3"/>830</text:p>
          </table:table-cell>
          <table:table-cell table:style-name="ce107" office:value-type="float" office:value="800" calcext:value-type="float">
            <text:p><text:s text:c="3"/>800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63" calcext:value-type="float">
            <text:p><text:s text:c="3"/>763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22" office:value-type="float" office:value="41" calcext:value-type="float">
            <text:p><text:s text:c="3"/>41</text:p>
          </table:table-cell>
          <table:table-cell table:style-name="ce116" office:value-type="float" office:value="820" calcext:value-type="float">
            <text:p><text:s text:c="3"/>82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679" calcext:value-type="float">
            <text:p><text:s text:c="3"/>1,679</text:p>
          </table:table-cell>
          <table:table-cell table:style-name="ce106" office:value-type="float" office:value="1628" calcext:value-type="float">
            <text:p><text:s text:c="3"/>1,628</text:p>
          </table:table-cell>
          <table:table-cell table:style-name="ce106" office:value-type="float" office:value="51" calcext:value-type="float">
            <text:p><text:s text:c="3"/>51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573" calcext:value-type="float">
            <text:p><text:s text:c="3"/>1,573</text:p>
          </table:table-cell>
          <table:table-cell table:style-name="ce106" office:value-type="float" office:value="45" calcext:value-type="float">
            <text:p><text:s text:c="3"/>45</text:p>
          </table:table-cell>
          <table:table-cell table:style-name="ce121" office:value-type="float" office:value="61" calcext:value-type="float">
            <text:p><text:s text:c="3"/>61</text:p>
          </table:table-cell>
          <table:table-cell table:style-name="ce113" office:value-type="float" office:value="1653" calcext:value-type="float">
            <text:p><text:s text:c="3"/>1,653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21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67" calcext:value-type="float">
            <text:p><text:s text:c="3"/>867</text:p>
          </table:table-cell>
          <table:table-cell table:style-name="ce107" office:value-type="float" office:value="840" calcext:value-type="float">
            <text:p><text:s text:c="3"/>840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08" calcext:value-type="float">
            <text:p><text:s text:c="3"/>808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9" office:value-type="float" office:value="38" calcext:value-type="float">
            <text:p><text:s text:c="3"/>38</text:p>
          </table:table-cell>
          <table:table-cell table:style-name="ce114" office:value-type="float" office:value="857" calcext:value-type="float">
            <text:p><text:s text:c="3"/>85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12" calcext:value-type="float">
            <text:p><text:s text:c="3"/>812</text:p>
          </table:table-cell>
          <table:table-cell table:style-name="ce107" office:value-type="float" office:value="788" calcext:value-type="float">
            <text:p><text:s text:c="3"/>788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65" calcext:value-type="float">
            <text:p><text:s text:c="3"/>765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22" office:value-type="float" office:value="23" calcext:value-type="float">
            <text:p><text:s text:c="3"/>23</text:p>
          </table:table-cell>
          <table:table-cell table:style-name="ce116" office:value-type="float" office:value="796" calcext:value-type="float">
            <text:p><text:s text:c="3"/>79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953" calcext:value-type="float">
            <text:p><text:s text:c="3"/>953</text:p>
          </table:table-cell>
          <table:table-cell table:style-name="ce106" office:value-type="float" office:value="915" calcext:value-type="float">
            <text:p><text:s text:c="3"/>915</text:p>
          </table:table-cell>
          <table:table-cell table:style-name="ce106" office:value-type="float" office:value="38" calcext:value-type="float">
            <text:p><text:s text:c="3"/>3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882" calcext:value-type="float">
            <text:p><text:s text:c="3"/>882</text:p>
          </table:table-cell>
          <table:table-cell table:style-name="ce106" office:value-type="float" office:value="28" calcext:value-type="float">
            <text:p><text:s text:c="3"/>28</text:p>
          </table:table-cell>
          <table:table-cell table:style-name="ce121" office:value-type="float" office:value="43" calcext:value-type="float">
            <text:p><text:s text:c="3"/>43</text:p>
          </table:table-cell>
          <table:table-cell table:style-name="ce113" office:value-type="float" office:value="945" calcext:value-type="float">
            <text:p><text:s text:c="3"/>94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469" calcext:value-type="float">
            <text:p><text:s text:c="3"/>469</text:p>
          </table:table-cell>
          <table:table-cell table:style-name="ce107" office:value-type="float" office:value="453" calcext:value-type="float">
            <text:p><text:s text:c="3"/>453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45" calcext:value-type="float">
            <text:p><text:s text:c="3"/>44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14" office:value-type="float" office:value="464" calcext:value-type="float">
            <text:p><text:s text:c="3"/>46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84" calcext:value-type="float">
            <text:p><text:s text:c="3"/>484</text:p>
          </table:table-cell>
          <table:table-cell table:style-name="ce107" office:value-type="float" office:value="462" calcext:value-type="float">
            <text:p><text:s text:c="3"/>462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37" calcext:value-type="float">
            <text:p><text:s text:c="3"/>437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22" office:value-type="float" office:value="27" calcext:value-type="float">
            <text:p><text:s text:c="3"/>27</text:p>
          </table:table-cell>
          <table:table-cell table:style-name="ce116" office:value-type="float" office:value="481" calcext:value-type="float">
            <text:p><text:s text:c="3"/>48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438" calcext:value-type="float">
            <text:p><text:s text:c="3"/>1,438</text:p>
          </table:table-cell>
          <table:table-cell table:style-name="ce106" office:value-type="float" office:value="1381" calcext:value-type="float">
            <text:p><text:s text:c="3"/>1,381</text:p>
          </table:table-cell>
          <table:table-cell table:style-name="ce106" office:value-type="float" office:value="57" calcext:value-type="float">
            <text:p><text:s text:c="3"/>5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366" calcext:value-type="float">
            <text:p><text:s text:c="3"/>1,366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style-name="ce121" office:value-type="float" office:value="48" calcext:value-type="float">
            <text:p><text:s text:c="3"/>48</text:p>
          </table:table-cell>
          <table:table-cell table:style-name="ce113" office:value-type="float" office:value="1416" calcext:value-type="float">
            <text:p><text:s text:c="3"/>1,41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50" calcext:value-type="float">
            <text:p><text:s text:c="3"/>750</text:p>
          </table:table-cell>
          <table:table-cell table:style-name="ce107" office:value-type="float" office:value="719" calcext:value-type="float">
            <text:p><text:s text:c="3"/>719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15" calcext:value-type="float">
            <text:p><text:s text:c="3"/>715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114" office:value-type="float" office:value="739" calcext:value-type="float">
            <text:p><text:s text:c="3"/>73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688" calcext:value-type="float">
            <text:p><text:s text:c="3"/>688</text:p>
          </table:table-cell>
          <table:table-cell table:style-name="ce107" office:value-type="float" office:value="662" calcext:value-type="float">
            <text:p><text:s text:c="3"/>662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651" calcext:value-type="float">
            <text:p><text:s text:c="3"/>651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16" office:value-type="float" office:value="677" calcext:value-type="float">
            <text:p><text:s text:c="3"/>67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3873" calcext:value-type="float">
            <text:p><text:s text:c="3"/>3,873</text:p>
          </table:table-cell>
          <table:table-cell table:style-name="ce106" office:value-type="float" office:value="3698" calcext:value-type="float">
            <text:p><text:s text:c="3"/>3,698</text:p>
          </table:table-cell>
          <table:table-cell table:style-name="ce106" office:value-type="float" office:value="174" calcext:value-type="float">
            <text:p><text:s text:c="3"/>17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630" calcext:value-type="float">
            <text:p><text:s text:c="3"/>3,630</text:p>
          </table:table-cell>
          <table:table-cell table:style-name="ce106" office:value-type="float" office:value="91" calcext:value-type="float">
            <text:p><text:s text:c="3"/>91</text:p>
          </table:table-cell>
          <table:table-cell table:style-name="ce106" office:value-type="float" office:value="152" calcext:value-type="float">
            <text:p><text:s text:c="3"/>152</text:p>
          </table:table-cell>
          <table:table-cell table:style-name="ce113" office:value-type="float" office:value="3831" calcext:value-type="float">
            <text:p><text:s text:c="3"/>3,831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31" calcext:value-type="float">
            <text:p><text:s text:c="3"/>31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001" calcext:value-type="float">
            <text:p><text:s text:c="3"/>2,001</text:p>
          </table:table-cell>
          <table:table-cell table:style-name="ce107" office:value-type="float" office:value="1913" calcext:value-type="float">
            <text:p><text:s text:c="3"/>1,913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1872" calcext:value-type="float">
            <text:p><text:s text:c="3"/>1,872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style-name="ce114" office:value-type="float" office:value="1974" calcext:value-type="float">
            <text:p><text:s text:c="3"/>1,974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872" calcext:value-type="float">
            <text:p><text:s text:c="3"/>1,872</text:p>
          </table:table-cell>
          <table:table-cell table:style-name="ce107" office:value-type="float" office:value="1785" calcext:value-type="float">
            <text:p><text:s text:c="3"/>1,78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758" calcext:value-type="float">
            <text:p><text:s text:c="3"/>1,758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16" office:value-type="float" office:value="1857" calcext:value-type="float">
            <text:p><text:s text:c="3"/>1,85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48" calcext:value-type="float">
            <text:p><text:s text:c="3"/>248</text:p>
          </table:table-cell>
          <table:table-cell table:style-name="ce110" office:value-type="float" office:value="236" calcext:value-type="float">
            <text:p><text:s text:c="3"/>236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37" calcext:value-type="float">
            <text:p><text:s text:c="3"/>237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246" calcext:value-type="float">
            <text:p><text:s text:c="3"/>24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6" calcext:value-type="float">
            <text:p><text:s text:c="3"/>116</text:p>
          </table:table-cell>
          <table:table-cell table:style-name="ce111" office:value-type="float" office:value="109" calcext:value-type="float">
            <text:p><text:s text:c="3"/>10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2" calcext:value-type="float">
            <text:p><text:s text:c="3"/>11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115" calcext:value-type="float">
            <text:p><text:s text:c="3"/>11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2" calcext:value-type="float">
            <text:p><text:s text:c="3"/>132</text:p>
          </table:table-cell>
          <table:table-cell table:style-name="ce111" office:value-type="float" office:value="127" calcext:value-type="float">
            <text:p><text:s text:c="3"/>127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5" calcext:value-type="float">
            <text:p><text:s text:c="3"/>12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31" calcext:value-type="float">
            <text:p><text:s text:c="3"/>13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47" calcext:value-type="float">
            <text:p><text:s text:c="3"/>347</text:p>
          </table:table-cell>
          <table:table-cell table:style-name="ce110" office:value-type="float" office:value="335" calcext:value-type="float">
            <text:p><text:s text:c="3"/>335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24" calcext:value-type="float">
            <text:p><text:s text:c="3"/>324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344" calcext:value-type="float">
            <text:p><text:s text:c="3"/>34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7" calcext:value-type="float">
            <text:p><text:s text:c="3"/>197</text:p>
          </table:table-cell>
          <table:table-cell table:style-name="ce111" office:value-type="float" office:value="193" calcext:value-type="float">
            <text:p><text:s text:c="3"/>19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3" calcext:value-type="float">
            <text:p><text:s text:c="3"/>18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18" office:value-type="float" office:value="194" calcext:value-type="float">
            <text:p><text:s text:c="3"/>19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0" calcext:value-type="float">
            <text:p><text:s text:c="3"/>150</text:p>
          </table:table-cell>
          <table:table-cell table:style-name="ce111" office:value-type="float" office:value="142" calcext:value-type="float">
            <text:p><text:s text:c="3"/>142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1" calcext:value-type="float">
            <text:p><text:s text:c="3"/>14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50" calcext:value-type="float">
            <text:p><text:s text:c="3"/>15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62" calcext:value-type="float">
            <text:p><text:s text:c="3"/>262</text:p>
          </table:table-cell>
          <table:table-cell table:style-name="ce110" office:value-type="float" office:value="250" calcext:value-type="float">
            <text:p><text:s text:c="3"/>250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9" calcext:value-type="float">
            <text:p><text:s text:c="3"/>239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260" calcext:value-type="float">
            <text:p><text:s text:c="3"/>26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1" office:value-type="float" office:value="119" calcext:value-type="float">
            <text:p><text:s text:c="3"/>11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0" calcext:value-type="float">
            <text:p><text:s text:c="3"/>110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122" calcext:value-type="float">
            <text:p><text:s text:c="3"/>12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9" calcext:value-type="float">
            <text:p><text:s text:c="3"/>139</text:p>
          </table:table-cell>
          <table:table-cell table:style-name="ce111" office:value-type="float" office:value="131" calcext:value-type="float">
            <text:p><text:s text:c="3"/>131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9" calcext:value-type="float">
            <text:p><text:s text:c="3"/>12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38" calcext:value-type="float">
            <text:p><text:s text:c="3"/>13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55" calcext:value-type="float">
            <text:p><text:s text:c="3"/>955</text:p>
          </table:table-cell>
          <table:table-cell table:style-name="ce110" office:value-type="float" office:value="927" calcext:value-type="float">
            <text:p><text:s text:c="3"/>927</text:p>
          </table:table-cell>
          <table:table-cell table:style-name="ce110" office:value-type="float" office:value="28" calcext:value-type="float">
            <text:p><text:s text:c="3"/>2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06" calcext:value-type="float">
            <text:p><text:s text:c="3"/>906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23" office:value-type="float" office:value="33" calcext:value-type="float">
            <text:p><text:s text:c="3"/>33</text:p>
          </table:table-cell>
          <table:table-cell table:style-name="ce117" office:value-type="float" office:value="950" calcext:value-type="float">
            <text:p><text:s text:c="3"/>95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13" calcext:value-type="float">
            <text:p><text:s text:c="3"/>513</text:p>
          </table:table-cell>
          <table:table-cell table:style-name="ce111" office:value-type="float" office:value="496" calcext:value-type="float">
            <text:p><text:s text:c="3"/>496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86" calcext:value-type="float">
            <text:p><text:s text:c="3"/>486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style-name="ce118" office:value-type="float" office:value="511" calcext:value-type="float">
            <text:p><text:s text:c="3"/>51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42" calcext:value-type="float">
            <text:p><text:s text:c="3"/>442</text:p>
          </table:table-cell>
          <table:table-cell table:style-name="ce111" office:value-type="float" office:value="431" calcext:value-type="float">
            <text:p><text:s text:c="3"/>431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20" calcext:value-type="float">
            <text:p><text:s text:c="3"/>420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7" calcext:value-type="float">
            <text:p><text:s text:c="3"/>17</text:p>
          </table:table-cell>
          <table:table-cell table:style-name="ce119" office:value-type="float" office:value="439" calcext:value-type="float">
            <text:p><text:s text:c="3"/>43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32" calcext:value-type="float">
            <text:p><text:s text:c="3"/>232</text:p>
          </table:table-cell>
          <table:table-cell table:style-name="ce110" office:value-type="float" office:value="215" calcext:value-type="float">
            <text:p><text:s text:c="3"/>215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11" calcext:value-type="float">
            <text:p><text:s text:c="3"/>211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227" calcext:value-type="float">
            <text:p><text:s text:c="3"/>22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11" office:value-type="float" office:value="109" calcext:value-type="float">
            <text:p><text:s text:c="3"/>109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8" calcext:value-type="float">
            <text:p><text:s text:c="3"/>108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13" calcext:value-type="float">
            <text:p><text:s text:c="3"/>11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4" calcext:value-type="float">
            <text:p><text:s text:c="3"/>114</text:p>
          </table:table-cell>
          <table:table-cell table:style-name="ce111" office:value-type="float" office:value="106" calcext:value-type="float">
            <text:p><text:s text:c="3"/>106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3" calcext:value-type="float">
            <text:p><text:s text:c="3"/>103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14" calcext:value-type="float">
            <text:p><text:s text:c="3"/>11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29" calcext:value-type="float">
            <text:p><text:s text:c="3"/>329</text:p>
          </table:table-cell>
          <table:table-cell table:style-name="ce110" office:value-type="float" office:value="320" calcext:value-type="float">
            <text:p><text:s text:c="3"/>320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08" calcext:value-type="float">
            <text:p><text:s text:c="3"/>308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328" calcext:value-type="float">
            <text:p><text:s text:c="3"/>32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67" calcext:value-type="float">
            <text:p><text:s text:c="3"/>167</text:p>
          </table:table-cell>
          <table:table-cell table:style-name="ce111" office:value-type="float" office:value="162" calcext:value-type="float">
            <text:p><text:s text:c="3"/>162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4" calcext:value-type="float">
            <text:p><text:s text:c="3"/>154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66" calcext:value-type="float">
            <text:p><text:s text:c="3"/>16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2" calcext:value-type="float">
            <text:p><text:s text:c="3"/>162</text:p>
          </table:table-cell>
          <table:table-cell table:style-name="ce111" office:value-type="float" office:value="158" calcext:value-type="float">
            <text:p><text:s text:c="3"/>15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4" calcext:value-type="float">
            <text:p><text:s text:c="3"/>15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62" calcext:value-type="float">
            <text:p><text:s text:c="3"/>16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81" calcext:value-type="float">
            <text:p><text:s text:c="3"/>181</text:p>
          </table:table-cell>
          <table:table-cell table:style-name="ce110" office:value-type="float" office:value="175" calcext:value-type="float">
            <text:p><text:s text:c="3"/>175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63" calcext:value-type="float">
            <text:p><text:s text:c="3"/>163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180" calcext:value-type="float">
            <text:p><text:s text:c="3"/>18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4" calcext:value-type="float">
            <text:p><text:s text:c="3"/>94</text:p>
          </table:table-cell>
          <table:table-cell table:style-name="ce111" office:value-type="float" office:value="91" calcext:value-type="float">
            <text:p><text:s text:c="3"/>9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6" calcext:value-type="float">
            <text:p><text:s text:c="3"/>8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94" calcext:value-type="float">
            <text:p><text:s text:c="3"/>9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7" calcext:value-type="float">
            <text:p><text:s text:c="3"/>87</text:p>
          </table:table-cell>
          <table:table-cell table:style-name="ce111" office:value-type="float" office:value="84" calcext:value-type="float">
            <text:p><text:s text:c="3"/>8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7" calcext:value-type="float">
            <text:p><text:s text:c="3"/>77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86" calcext:value-type="float">
            <text:p><text:s text:c="3"/>8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44" calcext:value-type="float">
            <text:p><text:s text:c="3"/>344</text:p>
          </table:table-cell>
          <table:table-cell table:style-name="ce110" office:value-type="float" office:value="315" calcext:value-type="float">
            <text:p><text:s text:c="3"/>315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23" calcext:value-type="float">
            <text:p><text:s text:c="3"/>323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338" calcext:value-type="float">
            <text:p><text:s text:c="3"/>338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86" calcext:value-type="float">
            <text:p><text:s text:c="3"/>186</text:p>
          </table:table-cell>
          <table:table-cell table:style-name="ce111" office:value-type="float" office:value="169" calcext:value-type="float">
            <text:p><text:s text:c="3"/>169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75" calcext:value-type="float">
            <text:p><text:s text:c="3"/>17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181" calcext:value-type="float">
            <text:p><text:s text:c="3"/>18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8" calcext:value-type="float">
            <text:p><text:s text:c="3"/>158</text:p>
          </table:table-cell>
          <table:table-cell table:style-name="ce111" office:value-type="float" office:value="146" calcext:value-type="float">
            <text:p><text:s text:c="3"/>146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8" calcext:value-type="float">
            <text:p><text:s text:c="3"/>14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57" calcext:value-type="float">
            <text:p><text:s text:c="3"/>15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08" calcext:value-type="float">
            <text:p><text:s text:c="3"/>108</text:p>
          </table:table-cell>
          <table:table-cell table:style-name="ce110" office:value-type="float" office:value="94" calcext:value-type="float">
            <text:p><text:s text:c="3"/>94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3" calcext:value-type="float">
            <text:p><text:s text:c="3"/>10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108" calcext:value-type="float">
            <text:p><text:s text:c="3"/>10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4" calcext:value-type="float">
            <text:p><text:s text:c="3"/>5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2" calcext:value-type="float">
            <text:p><text:s text:c="3"/>52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9" calcext:value-type="float">
            <text:p><text:s text:c="3"/>49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52" calcext:value-type="float">
            <text:p><text:s text:c="3"/>5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65" calcext:value-type="float">
            <text:p><text:s text:c="3"/>165</text:p>
          </table:table-cell>
          <table:table-cell table:style-name="ce110" office:value-type="float" office:value="152" calcext:value-type="float">
            <text:p><text:s text:c="3"/>152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8" office:value-type="float" office:value="157" calcext:value-type="float">
            <text:p><text:s text:c="3"/>15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163" calcext:value-type="float">
            <text:p><text:s text:c="3"/>16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11" office:value-type="float" office:value="80" calcext:value-type="float">
            <text:p><text:s text:c="3"/>80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8" office:value-type="float" office:value="83" calcext:value-type="float">
            <text:p><text:s text:c="3"/>8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84" calcext:value-type="float">
            <text:p><text:s text:c="3"/>8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0" calcext:value-type="float">
            <text:p><text:s text:c="3"/>80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4" calcext:value-type="float">
            <text:p><text:s text:c="3"/>7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79" calcext:value-type="float">
            <text:p><text:s text:c="3"/>7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88" calcext:value-type="float">
            <text:p><text:s text:c="3"/>88</text:p>
          </table:table-cell>
          <table:table-cell table:style-name="ce110" office:value-type="float" office:value="87" calcext:value-type="float">
            <text:p><text:s text:c="3"/>8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5" calcext:value-type="float">
            <text:p><text:s text:c="3"/>8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88" calcext:value-type="float">
            <text:p><text:s text:c="3"/>8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7" calcext:value-type="float">
            <text:p><text:s text:c="3"/>4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0" calcext:value-type="float">
            <text:p><text:s text:c="3"/>40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38" calcext:value-type="float">
            <text:p><text:s text:c="3"/>3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40" calcext:value-type="float">
            <text:p><text:s text:c="3"/>4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61" calcext:value-type="float">
            <text:p><text:s text:c="3"/>161</text:p>
          </table:table-cell>
          <table:table-cell table:style-name="ce110" office:value-type="float" office:value="155" calcext:value-type="float">
            <text:p><text:s text:c="3"/>155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48" calcext:value-type="float">
            <text:p><text:s text:c="3"/>148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159" calcext:value-type="float">
            <text:p><text:s text:c="3"/>159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7" calcext:value-type="float">
            <text:p><text:s text:c="3"/>77</text:p>
          </table:table-cell>
          <table:table-cell table:style-name="ce111" office:value-type="float" office:value="76" calcext:value-type="float">
            <text:p><text:s text:c="3"/>7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1" calcext:value-type="float">
            <text:p><text:s text:c="3"/>7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76" calcext:value-type="float">
            <text:p><text:s text:c="3"/>7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4" calcext:value-type="float">
            <text:p><text:s text:c="3"/>84</text:p>
          </table:table-cell>
          <table:table-cell table:style-name="ce111" office:value-type="float" office:value="79" calcext:value-type="float">
            <text:p><text:s text:c="3"/>7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7" calcext:value-type="float">
            <text:p><text:s text:c="3"/>77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83" calcext:value-type="float">
            <text:p><text:s text:c="3"/>8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13" calcext:value-type="float">
            <text:p><text:s text:c="3"/>313</text:p>
          </table:table-cell>
          <table:table-cell table:style-name="ce110" office:value-type="float" office:value="305" calcext:value-type="float">
            <text:p><text:s text:c="3"/>305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97" calcext:value-type="float">
            <text:p><text:s text:c="3"/>297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304" calcext:value-type="float">
            <text:p><text:s text:c="3"/>304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4" calcext:value-type="float">
            <text:p><text:s text:c="3"/>154</text:p>
          </table:table-cell>
          <table:table-cell table:style-name="ce111" office:value-type="float" office:value="150" calcext:value-type="float">
            <text:p><text:s text:c="3"/>150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4" calcext:value-type="float">
            <text:p><text:s text:c="3"/>14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48" calcext:value-type="float">
            <text:p><text:s text:c="3"/>14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9" calcext:value-type="float">
            <text:p><text:s text:c="3"/>159</text:p>
          </table:table-cell>
          <table:table-cell table:style-name="ce111" office:value-type="float" office:value="155" calcext:value-type="float">
            <text:p><text:s text:c="3"/>155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3" calcext:value-type="float">
            <text:p><text:s text:c="3"/>153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156" calcext:value-type="float">
            <text:p><text:s text:c="3"/>15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40" calcext:value-type="float">
            <text:p><text:s text:c="3"/>140</text:p>
          </table:table-cell>
          <table:table-cell table:style-name="ce110" office:value-type="float" office:value="132" calcext:value-type="float">
            <text:p><text:s text:c="3"/>132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29" calcext:value-type="float">
            <text:p><text:s text:c="3"/>129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136" calcext:value-type="float">
            <text:p><text:s text:c="3"/>13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7" calcext:value-type="float">
            <text:p><text:s text:c="3"/>67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9" calcext:value-type="float">
            <text:p><text:s text:c="3"/>59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66" calcext:value-type="float">
            <text:p><text:s text:c="3"/>6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3" calcext:value-type="float">
            <text:p><text:s text:c="3"/>73</text:p>
          </table:table-cell>
          <table:table-cell table:style-name="ce111" office:value-type="float" office:value="69" calcext:value-type="float">
            <text:p><text:s text:c="3"/>6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0" calcext:value-type="float">
            <text:p><text:s text:c="3"/>7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70" calcext:value-type="float">
            <text:p><text:s text:c="3"/>7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92" calcext:value-type="float">
            <text:p><text:s text:c="3"/>92</text:p>
          </table:table-cell>
          <table:table-cell table:style-name="ce106" office:value-type="float" office:value="91" calcext:value-type="float">
            <text:p><text:s text:c="3"/>9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87" calcext:value-type="float">
            <text:p><text:s text:c="3"/>8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13" office:value-type="float" office:value="90" calcext:value-type="float">
            <text:p><text:s text:c="3"/>9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number-columns-repeated="2" table:style-name="ce107" office:value-type="float" office:value="52" calcext:value-type="float">
            <text:p><text:s text:c="3"/>52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36" calcext:value-type="float">
            <text:p><text:s text:c="3"/>3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16" office:value-type="float" office:value="38" calcext:value-type="float">
            <text:p><text:s text:c="3"/>3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84" calcext:value-type="float">
            <text:p><text:s text:c="3"/>84</text:p>
          </table:table-cell>
          <table:table-cell table:style-name="ce110" office:value-type="float" office:value="83" calcext:value-type="float">
            <text:p><text:s text:c="3"/>8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2" calcext:value-type="float">
            <text:p><text:s text:c="3"/>8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84" calcext:value-type="float">
            <text:p><text:s text:c="3"/>8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48" calcext:value-type="float">
            <text:p><text:s text:c="3"/>48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36" calcext:value-type="float">
            <text:p><text:s text:c="3"/>36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34" calcext:value-type="float">
            <text:p><text:s text:c="3"/>3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36" calcext:value-type="float">
            <text:p><text:s text:c="3"/>3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8" calcext:value-type="float">
            <text:p><text:s text:c="3"/>8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4" calcext:value-type="float">
            <text:p><text:s text:c="3"/>4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7月4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